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tils.isOSCaseSe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getFileExtension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Utils.uriEndsWith( String uri , String en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leUtils.stripFileExtension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Utils.osSensitiveEquals( String s1 , String s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Utils.osSensitiveEndsWith( String str , String suf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eUtils.isAbsoluteURI( String 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